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2cm" draw:marker-end-width="0.2cm" draw:fill-color="#ffffff" draw:textarea-horizontal-align="justify" draw:textarea-vertical-align="middle" draw:auto-grow-height="false" fo:min-height="1.15cm" fo:min-width="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top" draw:auto-grow-height="false" fo:min-height="3.328cm" fo:min-width="4.42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center" draw:textarea-vertical-align="top" draw:auto-grow-height="false" fo:min-height="4.243cm" fo:min-width="6.50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top" draw:auto-grow-height="false" fo:min-height="3.802cm" fo:min-width="6.05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6cm" svg:height="1.5cm" svg:x="7.8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cm" svg:height="1.5cm" svg:x="9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cm" svg:height="5.2cm" svg:x="5.6cm" svg:y="1.3cm">
          <text:p text:style-name="P2">Sta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104cm" svg:height="4.593cm" draw:transform="rotate (-0.00244346095279215) translate (10.107cm 7.99cm)">
          <text:p text:style-name="P2">Dynami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1cm" svg:height="4.6cm" svg:x="1.2cm" svg:y="8cm">
          <text:p text:style-name="P2">Proo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2cm" svg:height="2cm" svg:x="12.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2cm" svg:height="2cm" svg:x="3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8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5.8cm" svg:y1="10.7cm" svg:x2="8.6cm" svg:y2="5.4cm" draw:start-shape="id1" draw:start-glue-point="10" draw:end-shape="id2" draw:end-glue-point="2" svg:d="M5800 10700c1867 0 2800-1766 2800-5300" svg:viewBox="0 0 2801 5301">
          <text:p/>
        </draw:connector>
        <draw:connector draw:style-name="gr6" draw:text-style-name="P3" draw:layer="layout" draw:type="curve" svg:x1="12.6cm" svg:y1="10.7cm" svg:x2="9.8cm" svg:y2="5.4cm" draw:start-shape="id3" draw:start-glue-point="6" draw:end-shape="id4" draw:end-glue-point="2" svg:d="M12600 10700c-1867 0-2800-1766-2800-5300" svg:viewBox="0 0 2801 5301">
          <text:p/>
        </draw:connector>
        <draw:frame draw:style-name="gr7" draw:text-style-name="P5" draw:layer="layout" svg:width="4.708cm" svg:height="1.431cm" svg:x="3.692cm" svg:y="6.4cm">
          <draw:text-box>
            <text:p text:style-name="P4">Depends on</text:p>
          </draw:text-box>
        </draw:frame>
        <draw:frame draw:style-name="gr7" draw:text-style-name="P5" draw:layer="layout" svg:width="4.708cm" svg:height="1.431cm" svg:x="10cm" svg:y="6.4cm">
          <draw:text-box>
            <text:p text:style-name="P4">Depends 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14:26:09.199164111</meta:creation-date>
    <dc:date>2015-11-06T15:01:21.195981815</dc:date>
    <meta:editing-duration>PT35M4S</meta:editing-duration>
    <meta:editing-cycles>18</meta:editing-cycles>
    <meta:generator>LibreOffice/5.0.3.2$Linux_X86_64 LibreOffice_project/00m0$Build-2</meta:generator>
    <meta:document-statistic meta:object-count="12"/>
  </office:meta>
</office:document-meta>
</file>